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Debian için depo oluşturma</text:p>
      <text:p text:style-name="rststyle-textbody">Bu dokümanda <text:span text:style-name="rststyle-strong">debian</text:span> için depo oluşturma ve depoyu güncelleme konusu anlatılmıştır.</text:p>
      <text:section text:name="Section1" text:style-name="Sect1">
        <text:h text:outline-level="1" text:style-name="rststyle-heading1">Gerekli paketlerin kurulması</text:h>
        <text:p text:style-name="rststyle-textbody">Aşağıdaki komut ile index almamız için gereken paketi kurabilirsiniz:</text:p>
        <ns0:p ns0:style-name="rststyle-codeblock">$ apt-get instal apt-ftparchive</ns0:p>
        <text:p text:style-name="rststyle-textbody">Depoyu ağda paylaşmak için web server gerekmektedir.</text:p>
        <text:p text:style-name="rststyle-blockquote"><text:span text:style-name="rststyle-strong">Nginx</text:span> veya <text:span text:style-name="rststyle-strong">Apache</text:span> kurmalısınız.</text:p>
        <text:p text:style-name="rststyle-textbody">Nginx kurmak için:</text:p>
        <ns0:p ns0:style-name="rststyle-codeblock">$ apt install nginx</ns0:p>
        <text:p text:style-name="rststyle-textbody">Apache kurmak için:</text:p>
        <ns0:p ns0:style-name="rststyle-codeblock">$ apt install apache2</ns0:p>
      </text:section>
      <text:section text:name="Section2" text:style-name="Sect1">
        <text:h text:outline-level="1" text:style-name="rststyle-heading1">Depo ile ilgili temel kavramlar</text:h>
        <text:p text:style-name="rststyle-textbody">Deponun 2 temel dizini bulunmaktadır: <text:span text:style-name="rststyle-strong">pool</text:span> ve <text:span text:style-name="rststyle-strong">dists</text:span></text:p>
        <text:p text:style-name="rststyle-textbody">Deponun bilgilerini <text:span text:style-name="rststyle-strong">Release</text:span> dosyası içinde bulunur.</text:p>
        <text:p text:style-name="rststyle-textbody">Deponun temel dizin yapısı şu şekilde özetlenebilir:</text:p>
        <ns0:p ns0:style-name="rststyle-codeblock">repository/<ns0:line-break/>|-- dists<ns0:line-break/>| <ns0:s ns0:c="2"/>`-- stable<ns0:line-break/>| <ns0:s ns0:c="6"/>|-- Release<ns0:line-break/>| <ns0:s ns0:c="6"/>|-- contrib<ns0:line-break/>| <ns0:s ns0:c="6"/>|-- main<ns0:line-break/>| <ns0:s ns0:c="6"/>`-- non-free<ns0:line-break/>`-- pool<ns0:line-break/><ns0:s ns0:c="4"/>|-- contrib<ns0:line-break/><ns0:s ns0:c="4"/>|-- main<ns0:line-break/><ns0:s ns0:c="4"/>`-- non-free</ns0:p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p text:style-name="rststyle-textbody">Depoya <text:span text:style-name="rststyle-strong">pool</text:span> ve <text:span text:style-name="rststyle-strong">dists</text:span> dizinleri içinde olmamak şartı ile istediğiniz dosyaları yerleştirebilirsiniz. (örneğin: index.html)</text:p>
        <text:section text:name="Section3" text:style-name="Sect2">
          <text:h text:outline-level="2" text:style-name="rststyle-heading2">Dists</text:h>
          <text:p text:style-name="rststyle-textbody"><text:span text:style-name="rststyle-emphasis">dists</text:span> içerisinde depo indexi depo imzası ve hangi ortama uyumlu çalıştığına dair bilgiler bulnur.</text:p>
          <text:p text:style-name="rststyle-textbody"><text:span text:style-name="rststyle-strong">dists</text:span> dizini içerisinde dağıtım adına göre dizinler bulunur. ve bu dizinler içerisinde de kısımlara dair dizinler ve <text:span text:style-name="rststyle-strong">Release</text:span> dosyası bulunur.</text:p>
          <text:p text:style-name="rststyle-textbody">Örnek depo <text:span text:style-name="rststyle-strong">dists</text:span> dizin yapısı (imzalanmamış depo):</text:p>
          <ns0:p ns0:style-name="rststyle-codeblock">dists/<ns0:line-break/>`-- stable<ns0:line-break/><ns0:s ns0:c="4"/>|-- Release<ns0:line-break/><ns0:s ns0:c="4"/>|-- contrib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|-- main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`-- non-free<ns0:line-break/><ns0:s ns0:c="8"/>|-- binary-amd64<ns0:line-break/><ns0:s ns0:c="8"/>| <ns0:s ns0:c="2"/>|-- Packages<ns0:line-break/><ns0:s ns0:c="8"/>| <ns0:s ns0:c="2"/>`-- Packages.gz<ns0:line-break/><ns0:s ns0:c="8"/>`-- binary-i386<ns0:line-break/><ns0:s ns0:c="12"/>|-- Packages<ns0:line-break/><ns0:s ns0:c="12"/>`-- Packages.gz<ns0:line-break/><ns0:line-break/>10 directories, 13 files</ns0:p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number">10</text:span>
          </text:span>
          <text:span text:style-name="rststyle-literal">
            <text:span text:style-name="rststyle-number">13</text:span>
          </text:span>
        </text:section>
        <text:section text:name="Section4" text:style-name="Sect2">
          <text:h text:outline-level="2" text:style-name="rststyle-heading2">Pool</text:h>
          <text:p text:style-name="rststyle-textbody"><text:span text:style-name="rststyle-emphasis">pool</text:span> içerisinde de pakekler uygun hiyerarşiye göre dizilmiştir.</text:p>
          <text:p text:style-name="rststyle-textbody"><text:span text:style-name="rststyle-strong">pool</text:span> dizininde bulunan paketler genel bir kural olmaması ile birlikte şu kurallara uygun şekilde dizilmeleri tavsiye edilmektedir:</text:p>
          <text:p text:style-name="rststyle-textbody">Alfabetik kural:</text:p>
          <text:list text:style-name="rststyle-enumlist-arabic">
            <text:list-item>
              <text:p text:style-name="rststyle-enumitem">Paket isminin ilk harfi ile başlayar dizin içerisinde paket adını taşıyan bir dizin olmalı ve paket bu dizinde yer almalı.</text:p>
              <text:p text:style-name="rststyle-enumitem">test adındaki bir paket için <text:span text:style-name="rststyle-strong">pool/t/test/test_1.0_amd64.deb</text:span></text:p>
            </text:list-item>
            <text:list-item>
              <text:p text:style-name="rststyle-enumitem">Paket adının başında lib varsa ve kütüphane dosyası ise ilk harf yerine lib kısmından sonraki ilk harf ile beraber alınmalı.</text:p>
              <text:p text:style-name="rststyle-enumitem">libncurses paketi için <text:span text:style-name="rststyle-strong">pool/libn/libncurses/libncurses_6.2-1_amd64.deb</text:span></text:p>
            </text:list-item>
          </text:list>
          <text:p text:style-name="rststyle-textbody">Bölümsel kural:</text:p>
          <text:list text:style-name="rststyle-enumlist-arabic">
            <text:list-item>
              <text:p text:style-name="rststyle-enumitem">Bölümler belirlenmeli.</text:p>
              <text:p text:style-name="rststyle-enumitem"><text:span text:style-name="rststyle-emphasis">system</text:span>, <text:span text:style-name="rststyle-emphasis">util</text:span>, <text:span text:style-name="rststyle-emphasis">network</text:span>, <text:span text:style-name="rststyle-emphasis">optional</text:span>, <text:span text:style-name="rststyle-emphasis">appications</text:span> gibi.</text:p>
            </text:list-item>
            <text:list-item>
              <text:p text:style-name="rststyle-enumitem">Alt bölümler oluşturulabilir.</text:p>
              <text:p text:style-name="rststyle-enumitem">bash paketi için <text:span text:style-name="rststyle-strong">pool/system/shell/bash/bash_5.0_amd64.deb</text:span></text:p>
            </text:list-item>
          </text:list>
          <text:p text:style-name="rststyle-textbody">Küçük depolar için tüm paketleri tek bir dizine yığabilirsiniz.</text:p>
          <text:p text:style-name="rststyle-textbody">Alfabetik kurala göre dizilmiş örnek <text:span text:style-name="rststyle-strong">pool</text:span> dizini:</text:p>
          <ns0:p ns0:style-name="rststyle-codeblock">pool/<ns0:line-break/>|-- contrib<ns0:line-break/>|-- main<ns0:line-break/>| <ns0:s ns0:c="2"/>`-- f<ns0:line-break/>| <ns0:s ns0:c="6"/>`-- foo<ns0:line-break/>| <ns0:s ns0:c="10"/>`-- foo_1.0_all.deb<ns0:line-break/>`-- non-free<ns0:line-break/><ns0:line-break/>5 directories, 1 file</ns0:p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number">5</text:span>
          </text:span>
          <text:span text:style-name="rststyle-literal">
            <text:span text:style-name="rststyle-number">1</text:span>
          </text:span>
          <text:p text:style-name="rststyle-textbody">Paketler <text:span text:style-name="rststyle-strong">paket_version_mimari.deb</text:span> şeklinde isimlendirilmelidir.</text:p>
          <text:p text:style-name="rststyle-textbody">amd64 mimaride ve 1.0 sürümünde olan test adındaki bir paket için <text:span text:style-name="rststyle-strong">test_1.0_amd64.deb</text:span></text:p>
        </text:section>
        <text:section text:name="Section5" text:style-name="Sect2">
          <text:h text:outline-level="2" text:style-name="rststyle-heading2">Release</text:h>
          <text:p text:style-name="rststyle-textbody"><text:span text:style-name="rststyle-strong">Release</text:span> dosyasında depoya dair bilgiler yer almaktadır. Bu bilgilerden sonra da dists içerisindeki indexlerin hash değerleri yer alır. Örneğin:</text:p>
          <ns0:p ns0:style-name="rststyle-codeblock">Origin: Debian<ns0:line-break/>Label: Debian<ns0:line-break/>Suite: stable<ns0:line-break/>Version: 10.5<ns0:line-break/>Codename: stable<ns0:line-break/>Changelogs: https://sulincix.github.io<ns0:line-break/>Date: Sat, 01 Aug 2020 11:04:59 UTC<ns0:line-break/>Acquire-By-Hash: yes<ns0:line-break/>Architectures: amd64 i386<ns0:line-break/>Components: main contrib non-free<ns0:line-break/>Description: Test repository<ns0:line-break/>MD5Sum:<ns0:line-break/><ns0:s ns0:c="2"/>09055bc807e6edb1d39b9478c3e979e6 <ns0:s ns0:c="5"/>2472 <ns0:s ns0:c="3"/>Release.key<ns0:line-break/><ns0:s ns0:c="2"/>a4acada35cf263239778004cc3a3052c <ns0:s ns0:c="5"/>659 <ns0:s ns0:c="4"/>Release.gpg<ns0:line-break/><ns0:s ns0:c="2"/>6b41b0a0be8cc937b40b431f74f2321f <ns0:s ns0:c="5"/>4427 <ns0:s ns0:c="3"/>InRelease<ns0:line-break/><ns0:s ns0:c="2"/>b15aade8df5dac635bb851713d5b30c0 <ns0:s ns0:c="5"/>396 <ns0:s ns0:c="4"/>Release<ns0:line-break/><ns0:s ns0:c="2"/>8fcbf476f836a406733f7468d9be00fa <ns0:s ns0:c="5"/>2280 <ns0:s ns0:c="3"/>main/binary-amd64/Packages<ns0:line-break/><ns0:s ns0:c="2"/>17393ff93c41644879ba128ffb0b22d3 <ns0:s ns0:c="5"/>1348 <ns0:s ns0:c="3"/>main/binary-amd64/Packages.xz<ns0:line-break/><ns0:s ns0:c="2"/>bb3d363cfd9263fce932c1cc12c18e68 <ns0:s ns0:c="5"/>1286 <ns0:s ns0:c="3"/>main/binary-amd64/Packages.gz<ns0:line-break/><ns0:s ns0:c="2"/>089b664e3c4e3222cefff76098e9b8a7 <ns0:s ns0:c="5"/>1156 <ns0:s ns0:c="3"/>main/binary-i386/Packages<ns0:line-break/><ns0:s ns0:c="2"/>aad80a1b6699ca9f538107937506ef70 <ns0:s ns0:c="5"/>820 <ns0:s ns0:c="4"/>main/binary-i386/Packages.xz<ns0:line-break/><ns0:s ns0:c="2"/>af2c952ea91ad4d89f6259f2a3ac397d <ns0:s ns0:c="5"/>747 <ns0:s ns0:c="4"/>main/binary-i386/Packages.gz<ns0:line-break/>SHA1:<ns0:line-break/><ns0:s ns0:c="2"/>bf969834bcf3fe37435317fec8ae6375f5cbfcab <ns0:s ns0:c="5"/>2472 <ns0:s ns0:c="3"/>Release.key<ns0:line-break/><ns0:s ns0:c="2"/>be23df080f41ca983de08838452a6e2c77a31836 <ns0:s ns0:c="5"/>659 <ns0:s ns0:c="4"/>Release.gpg<ns0:line-break/><ns0:s ns0:c="2"/>e5a3ee28bae50959ee62a73270b9162f59884437 <ns0:s ns0:c="5"/>4427 <ns0:s ns0:c="3"/>InRelease<ns0:line-break/><ns0:s ns0:c="2"/>e7247091579e00f62a96a6b6d6957b1a2715732b <ns0:s ns0:c="5"/>1035 <ns0:s ns0:c="3"/>Release<ns0:line-break/><ns0:s ns0:c="2"/>0276cc6bd45abaed900a2dfdafe7b01dde21b89b <ns0:s ns0:c="5"/>2280 <ns0:s ns0:c="3"/>main/binary-amd64/Packages<ns0:line-break/><ns0:s ns0:c="2"/>f9ff41da670bf4836367cd170dfc5086bb80cb69 <ns0:s ns0:c="5"/>1348 <ns0:s ns0:c="3"/>main/binary-amd64/Packages.xz<ns0:line-break/><ns0:s ns0:c="2"/>4ce6b6deaa2722bb9256e89dc8bbb28bb653847b <ns0:s ns0:c="5"/>1286 <ns0:s ns0:c="3"/>main/binary-amd64/Packages.gz<ns0:line-break/><ns0:s ns0:c="2"/>dab4a82db5aaa3e50fb2e9d4584fadd0d79c9ac8 <ns0:s ns0:c="5"/>1156 <ns0:s ns0:c="3"/>main/binary-i386/Packages<ns0:line-break/><ns0:s ns0:c="2"/>751dd84b265115e52ab482c9249b5d7205fa3e1b <ns0:s ns0:c="5"/>820 <ns0:s ns0:c="4"/>main/binary-i386/Packages.xz<ns0:line-break/><ns0:s ns0:c="2"/>9620d2eda8c4fc29f4130b0bbf603a0a35df8563 <ns0:s ns0:c="5"/>747 <ns0:s ns0:c="4"/>main/binary-i386/Packages.gz<ns0:line-break/>SHA256:<ns0:line-break/><ns0:s ns0:c="2"/>8ec32aa00483111e9552c03262a1704d6e44e42f4451265b66b2a0fe920a69f8 <ns0:s ns0:c="5"/>2472 <ns0:s ns0:c="3"/>Release.key<ns0:line-break/><ns0:s ns0:c="2"/>60af76151b979d0c0eb0ae859e33cc1f6f1be0c09cb201a81e303d536df796cf <ns0:s ns0:c="5"/>659 <ns0:s ns0:c="4"/>Release.gpg<ns0:line-break/><ns0:s ns0:c="2"/>f7f32eba3c9fa2fe69832bbb12c0fb446c723f6fbe64ae992260702310981d68 <ns0:s ns0:c="5"/>4427 <ns0:s ns0:c="3"/>InRelease<ns0:line-break/><ns0:s ns0:c="2"/>254fefc722399f2316a3bf5d245939e99506e0589220f0d1549b7aa97c40089b <ns0:s ns0:c="5"/>1805 <ns0:s ns0:c="3"/>Release<ns0:line-break/><ns0:s ns0:c="2"/>52f805226b147e0e68c5b659f0efd42a4ab27033b6a13e6aac9b6a04ba808891 <ns0:s ns0:c="5"/>2280 <ns0:s ns0:c="3"/>main/binary-amd64/Packages<ns0:line-break/><ns0:s ns0:c="2"/>55f622e5bb9e2fe7f9eae38488a3b7034b48e61774915ac88ed1b871c4f752a3 <ns0:s ns0:c="5"/>1348 <ns0:s ns0:c="3"/>main/binary-amd64/Packages.xz<ns0:line-break/><ns0:s ns0:c="2"/>1576654604e7a85dc84862e234a23d89af7d020d048491b31baed92f6a066f58 <ns0:s ns0:c="5"/>1286 <ns0:s ns0:c="3"/>main/binary-amd64/Packages.gz<ns0:line-break/><ns0:s ns0:c="2"/>afb0bf00963b462ce942381563c14e02e124c7767df08f62117d3f42be02f083 <ns0:s ns0:c="5"/>1156 <ns0:s ns0:c="3"/>main/binary-i386/Packages<ns0:line-break/><ns0:s ns0:c="2"/>b4a0d98a479cd9812ff79f15d9ee41edc13967c87f6800ed257f9fdc2f0eacb0 <ns0:s ns0:c="5"/>820 <ns0:s ns0:c="4"/>main/binary-i386/Packages.xz<ns0:line-break/><ns0:s ns0:c="2"/>b2bca5e3c273f4b5a9df7bc8206a411c23dbdf5db329e4e969bcb38274b16feb <ns0:s ns0:c="5"/>747 <ns0:s ns0:c="4"/>main/binary-i386/Packages.gz<ns0:line-break/>SHA512:<ns0:line-break/><ns0:s ns0:c="2"/>b3c7b2ca8c88639558b8f9d880e559d4ae6cca7f66f61d6db6f29c48b2e3bfbb0cc39f3ef9feccb4dfad616410c38a60f774e52df2ee0ee8f4ecf1420e662ef3 <ns0:s ns0:c="5"/>2472 <ns0:s ns0:c="3"/>Release.key<ns0:line-break/><ns0:s ns0:c="2"/>a679b02b193493c00a679d18e830447f60169a5689e3ae9678ee65ac925fdc4de44a3e1099da34889dca5ef01fa29befb3f493881a88e08bb1d21432d125c93f <ns0:s ns0:c="5"/>659 <ns0:s ns0:c="4"/>Release.gpg<ns0:line-break/><ns0:s ns0:c="2"/>290ef238a374930f2cf08572e1a2cc024ef7184a00bd8c85f63ceb876952b008edfb5fea0dcafc2247b31cef72914609e1d51a943378571599c801ed24db56a2 <ns0:s ns0:c="5"/>4427 <ns0:s ns0:c="3"/>InRelease<ns0:line-break/><ns0:s ns0:c="2"/>16686a082d2b4f183ff5ddaa87328c7b0ba6788fa9e0f85cc66d70c8f9862e22acf235957acd36bb7ea3f77579ced07d54ae553c33d179c3b9f3913276575ee8 <ns0:s ns0:c="5"/>2935 <ns0:s ns0:c="3"/>Release<ns0:line-break/><ns0:s ns0:c="2"/>591da357d487637d1b6b40286aaef08c599ee8f4f9894bdc1763e1102c68c37a3f57516cdb2d1267c71103adc0ec13e2ecf39c3014a10e9f905caa4c3f29af55 <ns0:s ns0:c="5"/>2280 <ns0:s ns0:c="3"/>main/binary-amd64/Packages<ns0:line-break/><ns0:s ns0:c="2"/>f6bff31b379fd4aa99b960b15275f5db113c049587761d1f10dc8de33be831f360b1f4dd00223f206b57cbbec008e1aebf2b2c4fdb8a3b5aefbfa4f1c3810d33 <ns0:s ns0:c="5"/>1348 <ns0:s ns0:c="3"/>main/binary-amd64/Packages.xz<ns0:line-break/><ns0:s ns0:c="2"/>69bc3bee91d222eeff12e479a44aeb7d22fc8aa71c597aeb3c4f9a42b6c737fcfb4422084dd6e1387540bc0b56e9cacfeb7818e1d09063624dba54170ffa5fab <ns0:s ns0:c="5"/>1286 <ns0:s ns0:c="3"/>main/binary-amd64/Packages.gz<ns0:line-break/><ns0:s ns0:c="2"/>d54bcb50ab9409e3480dc002c520d240a02804ba648b9a581d524e1ae161f33a8d31e2bd4e0528db07c34ef2b0e4c53b7286ebc38fb319ff47be18be9db67db0 <ns0:s ns0:c="5"/>1156 <ns0:s ns0:c="3"/>main/binary-i386/Packages<ns0:line-break/><ns0:s ns0:c="2"/>ff4ee4f90b1ecd861d1adedaa6f0d77684c188add447e81f5131ce8e77ede3f4c99762c6e22c7804f11694b57d160ab46f44075a3ff8305fe285bc43f68700d0 <ns0:s ns0:c="5"/>820 <ns0:s ns0:c="4"/>main/binary-i386/Packages.xz<ns0:line-break/><ns0:s ns0:c="2"/>07524f649a0ffc66192af4925b750d22ce3fc446eb0d890b473713615fde4b2174214e94bdcdac97b5281e2386c5efaf7a8aa139a03f69c10b6d181e99d81c8a <ns0:s ns0:c="5"/>747 <ns0:s ns0:c="4"/>main/binary-i386/Packages.gz</ns0:p>
          <text:span text:style-name="rststyle-literal">
            <text:span text:style-name="rststyle-number">10</text:span>
          </text:span>
          <text:span text:style-name="rststyle-literal">
            <text:span text:style-name="rststyle-number">01</text:span>
          </text:span>
          <text:span text:style-name="rststyle-literal">
            <text:span text:style-name="rststyle-number">2020</text:span>
          </text:span>
          <text:span text:style-name="rststyle-literal">
            <text:span text:style-name="rststyle-number">11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396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103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180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293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</text:section>
      </text:section>
      <text:section text:name="Section6" text:style-name="Sect1">
        <text:h text:outline-level="1" text:style-name="rststyle-heading1">İndex alınması</text:h>
        <text:p text:style-name="rststyle-textbody"><text:span text:style-name="rststyle-strong">pool</text:span> dizini içerisine yukarıda anlatılan hiyerarşilere uygun şekilde paketlerimizi yerleştirmeliyiz. pool içerisinde <text:span text:style-name="rststyle-strong">main</text:span>, <text:span text:style-name="rststyle-strong">contrib</text:span>, <text:span text:style-name="rststyle-strong">non-free</text:span> adında dizinler olmalıdır. Bu isimler ile <text:span text:style-name="rststyle-strong">dists</text:span> dizini içerisindeki isimler aynı olmalıdır.</text:p>
        <text:p text:style-name="rststyle-textbody">pool içerisindeki paket yerleştirme işlemi bittikten sonra şu komutu kullanarak index almalıyız:</text:p>
        <ns0:p ns0:style-name="rststyle-codeblock">$ apt-ftparchive -a amd64 packages pool/main &gt; dists/stable/main/binary-amd64/Packages<ns0:line-break/>$ gzip -k dists/stable/main/binary-amd64/Packages<ns0:line-break/>$ xz -k dists/stable/main/binary-amd64/Packages</ns0:p>
        <text:p text:style-name="rststyle-textbody">İlk komut ile pool/main içerisindeki paketlerin indexlerini dists içerisindeki main bölümüne yerleştiriyoruz. Bu işlem contrib ve non-free için benzer şekilde yapılmalıdır. ayrıca eğer i386 veya arm64 veya armhf için de paketler varsa onlar için de tekrarlamanız gerekmektedir.</text:p>
        <text:p text:style-name="rststyle-textbody">İkinci ve üçüncü komut ise aldığımız indexi gzip formatta sıkıştırmaktadır. Depolarda daha az ağ trafiği yaparak index indirmek için gzip, bz2 veya xz formatında sıkıtşıtma yapılabilir.</text:p>
        <text:section text:name="Section7" text:style-name="Sect2">
          <text:h text:outline-level="2" text:style-name="rststyle-heading2">Release dosyasının yazılması</text:h>
          <text:p text:style-name="rststyle-textbody">Release dosyasını elle yazmak hem uğraştırıcıdır. Başlık kısmındaki değerler değişmeyeceği için onları ayrı bir dosyaya yazıp md5sum değerlerini de komut kullanarak üstüne ekleyebilirsiniz. <text:span text:style-name="rststyle-emphasis">sed</text:span> komutu ile de biçimlendirseniz güzel olur :D</text:p>
          <text:p text:style-name="rststyle-textbody">Başlık dosyamızdaki tarihi sonradan güncelleyebilmek için tarih yerine XdateX yazdık. Başlık dosyası içeriği şu şekilde olamalı:</text:p>
          <ns0:p ns0:style-name="rststyle-codeblock">$ cat baslik<ns0:line-break/>Origin: Debian<ns0:line-break/>Label: Debian<ns0:line-break/>Suite: stable<ns0:line-break/>Version: 10.5<ns0:line-break/>Codename: stable<ns0:line-break/>Changelogs: https://sulincix.github.io<ns0:line-break/>Date: XdateX<ns0:line-break/>Acquire-By-Hash: yes<ns0:line-break/>Architectures: amd64 i386<ns0:line-break/>Components: main contrib non-free<ns0:line-break/>Description: Test repository</ns0:p>
          <text:span text:style-name="rststyle-literal">
            <text:span text:style-name="rststyle-scalar">
              <text:span text:style-name="rststyle-plain">$ cat baslik</text:span>
            </text:span>
          </text:span>
          <text:span text:style-name="rststyle-literal">
            <text:span text:style-name="rststyle-scalar">
              <text:span text:style-name="rststyle-plain">Origin</text:span>
            </text:span>
          </text:span>
          <text:span text:style-name="rststyle-punctuation">
            <text:span text:style-name="rststyle-indicator">:</text:span>
          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name">
            <text:span text:style-name="rststyle-tag">Label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name">
            <text:span text:style-name="rststyle-tag">Suit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name">
            <text:span text:style-name="rststyle-tag">Version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10.5</text:span>
            </text:span>
          </text:span>
          <text:span text:style-name="rststyle-name">
            <text:span text:style-name="rststyle-tag">Codenam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name">
            <text:span text:style-name="rststyle-tag">Changelog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https://sulincix.github.io</text:span>
            </text:span>
          </text:span>
          <text:span text:style-name="rststyle-name">
            <text:span text:style-name="rststyle-tag">Dat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XdateX</text:span>
            </text:span>
          </text:span>
          <text:span text:style-name="rststyle-name">
            <text:span text:style-name="rststyle-tag">Acquire-By-Hash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yes</text:span>
            </text:span>
          </text:span>
          <text:span text:style-name="rststyle-name">
            <text:span text:style-name="rststyle-tag">Architecture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amd64 i386</text:span>
            </text:span>
          </text:span>
          <text:span text:style-name="rststyle-name">
            <text:span text:style-name="rststyle-tag">Component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main contrib non-free</text:span>
            </text:span>
          </text:span>
          <text:span text:style-name="rststyle-name">
            <text:span text:style-name="rststyle-tag">Description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Test repository</text:span>
            </text:span>
          </text:span>
          <text:p text:style-name="rststyle-textbody">Release dosyamızı oluşturmadan önce yardımcı fonksionumuzu tanımlamamız gerekmektedir. Bashrc içerisine aşağıdaki fonksionu tanımlayalım. (veya betik yazıyorsanız betik içine) Bu fonksion Release dosyasındaki hash değerlerinin formatına uygun çıktı üzetebilmemizi sağlar.</text:p>
          <ns0:p ns0:style-name="rststyle-codeblock"><ns0:s ns0:c="1"/>prepareLine(){<ns0:line-break/><ns0:s ns0:c="4"/>while read line ; do<ns0:line-break/><ns0:s ns0:c="8"/>fname=$(echo $line | sed "s/.* //g")<ns0:line-break/><ns0:s ns0:c="8"/>fhash=$(echo $line | sed "s/ .*//g")<ns0:line-break/><ns0:s ns0:c="8"/>echo -e " <ns0:s ns0:c="1"/>$fhash\t$(du -bs $fname| sed 's|\./||g')"<ns0:line-break/><ns0:s ns0:c="4"/>done<ns0:line-break/>}</ns0:p>
          <text:span text:style-name="rststyle-operator">(){</text:span>
          <text:span text:style-name="rststyle-keyword">while</text:span>
          <text:span text:style-name="rststyle-name">
            <text:span text:style-name="rststyle-builtin">read</text:span>
          </text:span>
          <text:span text:style-name="rststyle-punctuation">;</text:span>
          <text:span text:style-name="rststyle-keyword">do</text:span>
          <text:span text:style-name="rststyle-name">
            <text:span text:style-name="rststyle-variable">fname</text:span>
          </text:span>
          <text:span text:style-name="rststyle-operator">=</text:span>
          <text:span text:style-name="rststyle-keyword">$(</text:span>
          <text:span text:style-name="rststyle-name">
            <text:span text:style-name="rststyle-builtin">echo</text:span>
          </text:span>
          <text:span text:style-name="rststyle-name">
            <text:span text:style-name="rststyle-variable">$line</text:span>
          </text:span>
          <text:span text:style-name="rststyle-punctuation">|</text:span>
          <text:span text:style-name="rststyle-literal">
            <text:span text:style-name="rststyle-string">
              <text:span text:style-name="rststyle-double">"s/.* //g"</text:span>
            </text:span>
          </text:span>
          <text:span text:style-name="rststyle-keyword">)</text:span>
          <text:span text:style-name="rststyle-name">
            <text:span text:style-name="rststyle-variable">fhash</text:span>
          </text:span>
          <text:span text:style-name="rststyle-operator">=</text:span>
          <text:span text:style-name="rststyle-keyword">$(</text:span>
          <text:span text:style-name="rststyle-name">
            <text:span text:style-name="rststyle-builtin">echo</text:span>
          </text:span>
          <text:span text:style-name="rststyle-name">
            <text:span text:style-name="rststyle-variable">$line</text:span>
          </text:span>
          <text:span text:style-name="rststyle-punctuation">|</text:span>
          <text:span text:style-name="rststyle-literal">
            <text:span text:style-name="rststyle-string">
              <text:span text:style-name="rststyle-double">"s/ .*//g"</text:span>
            </text:span>
          </text:span>
          <text:span text:style-name="rststyle-keyword">)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  </text:span>
            </text:span>
          </text:span>
          <text:span text:style-name="rststyle-name">
            <text:span text:style-name="rststyle-variable">$fhash</text:span>
          </text:span>
          <text:span text:style-name="rststyle-literal">
            <text:span text:style-name="rststyle-string">
              <text:span text:style-name="rststyle-double">\t</text:span>
            </text:span>
          </text:span>
          <text:span text:style-name="rststyle-keyword">$(</text:span>
          <text:span text:style-name="rststyle-name">
            <text:span text:style-name="rststyle-variable">$fname</text:span>
          </text:span>
          <text:span text:style-name="rststyle-punctuation">|</text:span>
          <text:span text:style-name="rststyle-literal">
            <text:span text:style-name="rststyle-string">
              <text:span text:style-name="rststyle-single">'s|\./||g'</text:span>
            </text:span>
          </text:span>
          <text:span text:style-name="rststyle-keyword">)</text:span>
          <text:span text:style-name="rststyle-literal">
            <text:span text:style-name="rststyle-string">
              <text:span text:style-name="rststyle-double">"</text:span>
            </text:span>
          </text:span>
          <text:span text:style-name="rststyle-keyword">done</text:span>
          <text:span text:style-name="rststyle-operator">}</text:span>
          <text:p text:style-name="rststyle-textbody">Başlık ile md5sum birleştirmek için aşağıdakine benzer bir komut dizisi kullanabilirsiniz:</text:p>
          <ns0:p ns0:style-name="rststyle-codeblock">$ cat baslik | sed "s/XdateX/$(date -R)/g" &gt; dists/stable/Release<ns0:line-break/>$ cd dists/stable/<ns0:line-break/>$ echo "MD5Sum:" &gt;&gt; <ns0:s ns0:c="1"/>Release<ns0:line-break/>$ find . -type f | xargs md5sum | prepareLine &gt;&gt; Release<ns0:line-break/>$ echo "SHA1:" &gt;&gt; <ns0:s ns0:c="1"/>Release<ns0:line-break/>$ find . -type f | xargs sha1sum | prepareLine &gt;&gt; Release<ns0:line-break/>$ echo "SHA256:" &gt;&gt; <ns0:s ns0:c="1"/>Release<ns0:line-break/>$ find . -type f | xargs sha256sum | prepareLine &gt;&gt; Release<ns0:line-break/>$ echo "SHA512:" &gt;&gt; <ns0:s ns0:c="1"/>Release<ns0:line-break/>$ find . -type f | xargs sha512sum | prepareLine <ns0:s ns0:c="1"/>&gt;&gt; Release</ns0:p>
          <text:span text:style-name="rststyle-punctuation">|</text:span>
          <text:span text:style-name="rststyle-literal">
            <text:span text:style-name="rststyle-string">
              <text:span text:style-name="rststyle-double">"s/XdateX/</text:span>
            </text:span>
          </text:span>
          <text:span text:style-name="rststyle-keyword">$(</text:span>
          <text:span text:style-name="rststyle-keyword">)</text:span>
          <text:span text:style-name="rststyle-literal">
            <text:span text:style-name="rststyle-string">
              <text:span text:style-name="rststyle-double">/g"</text:span>
            </text:span>
          </text:span>
          <text:span text:style-name="rststyle-name">
            <text:span text:style-name="rststyle-builtin">cd</text:span>
          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MD5Sum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1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256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512:"</text:span>
            </text:span>
          </text:span>
          <text:span text:style-name="rststyle-punctuation">|</text:span>
          <text:span text:style-name="rststyle-punctuation">|</text:span>
        </text:section>
        <text:section text:name="Section8" text:style-name="Sect2">
          <text:h text:outline-level="2" text:style-name="rststyle-heading2">Deponun imzalanması</text:h>
          <text:p text:style-name="rststyle-textbody">Depoyu eğer imzalamazsak depoyu güncellerken ve depodan paket kurarken uyarı verirler. Eğer gpg anahtarınız mevcutsa şu komutu kullanabilirsiniz:</text:p>
          <ns0:p ns0:style-name="rststyle-codeblock">$ gpg --clearsign -o InRelease Release<ns0:line-break/>$ gpg -abs -o Release.gpg Release</ns0:p>
          <text:p text:style-name="rststyle-textbody">Eğer gpg anahtarınız yoksa oluşturmak için:</text:p>
          <ns0:p ns0:style-name="rststyle-codeblock">$ gpg --gen-key</ns0:p>
          <text:p text:style-name="rststyle-textbody">Oluşturduğumuz gpg anahtarını listelemek için:</text:p>
          <ns0:p ns0:style-name="rststyle-codeblock">$ gpg --list-keys</ns0:p>
          <text:p text:style-name="rststyle-textbody">Bu listede gpg anahtarını id değerleri bulunur. Bu değeri kullanarak gpg anahtarımızı dışarı aktarabiliriz. Aktarılan bu anahtar depoyu kullanmak isteyen kullanıcılar tarafından anahtar deposuna eklenmelidir.</text:p>
          <text:p text:style-name="rststyle-textbody">Elimizdeki gpg anahtarını dışarı aktarmak için:</text:p>
          <ns0:p ns0:style-name="rststyle-codeblock">$ gpg --output Release.key --armor --export gpg_id_değeri</ns0:p>
        </text:section>
      </text:section>
      <text:section text:name="Section9" text:style-name="Sect1">
        <text:h text:outline-level="1" text:style-name="rststyle-heading1">Deponun ağda paylaşılması</text:h>
        <text:p text:style-name="rststyle-textbody"><text:span text:style-name="rststyle-strong">Apache</text:span> veya <text:span text:style-name="rststyle-strong">nginx</text:span> tavsiye etmekle birlikte <text:span text:style-name="rststyle-strong">busybox httpd</text:span> ve <text:span text:style-name="rststyle-strong">python3 http.server</text:span> kullanılabilir.</text:p>
        <text:p text:style-name="rststyle-textbody">Eğer sunucunuz yoksa bir hostingde yada github.io gibi static site üzerinde de barındırabilirsiniz. (Eğer kullanım şartlarına ihlal durum oluşturmuyorsa.)</text:p>
        <text:p text:style-name="rststyle-textbody">Eğer http(s) yerine ftp kullanmak istiyorsanız <text:span text:style-name="rststyle-strong">vsftpd</text:span> veya <text:span text:style-name="rststyle-strong">busybox ftpd</text:span> kullanabilirsiniz.</text:p>
        <text:section text:name="Section10" text:style-name="Sect2">
          <text:h text:outline-level="2" text:style-name="rststyle-heading2">Deponun kullanıcılar tarafından sisteme eklenmesi</text:h>
          <text:p text:style-name="rststyle-textbody">Depomuz tamamlandı ve internet ağının bir parçası haline geldikten sonra kullanıcılar bu depoyu kullanmak istediklerinde şu adımları uygulamalılar.</text:p>
          <text:list text:style-name="rststyle-enumlist-arabic">
            <text:list-item>
              <text:p text:style-name="rststyle-enumitem">Depoyu imzalayan gpg anahtarını içeri aktarmalılar.</text:p>
            </text:list-item>
          </text:list>
          <ns0:p ns0:style-name="rststyle-codeblock">$ wget -O - http://depo_sunucusu/depo_konumu/dists/stable/Release.key | apt-key add -</ns0:p>
          <text:span text:style-name="rststyle-punctuation">|</text:span>
          <text:list text:style-name="rststyle-enumlist-arabic">
            <text:list-item>
              <text:p text:style-name="rststyle-enumitem">/etc/sources.list.d/ dizinine dosya içerisine eklemeliler. (veya sources.list dosyasına)</text:p>
            </text:list-item>
          </text:list>
          <ns0:p ns0:style-name="rststyle-codeblock">$ echo "deb http://depo_sunucusu/depo_konumu stable main contrib non-free" &gt; /etc/apt/sources.list.d/testrepo.list</ns0:p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deb http://depo_sunucusu/depo_konumu stable main contrib non-free"</text:span>
            </text:span>
          </text:span>
          <text:list text:style-name="rststyle-enumlist-arabic">
            <text:list-item>
              <text:p text:style-name="rststyle-enumitem">Depoyu güncellemeliler.</text:p>
            </text:list-item>
          </text:list>
          <ns0:p ns0:style-name="rststyle-codeblock">$ apt-get update</ns0:p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7-05T11:38:07</meta:creation-date>
    <dc:creator>a</dc:creator>
    <dc:date>2021-07-05T11:38:07</dc:date>
    <dc:language>en-US</dc:language>
    <meta:editing-cycles>1</meta:editing-cycles>
    <meta:editing-duration>PT00M01S</meta:editing-duration>
    <dc:title>Debian için depo oluşturma</dc:title>
  </office:meta>
</office:document-meta>
</file>